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ubtitle">
      <style:paragraph-properties fo:text-align="start" style:justify-single-word="false"/>
      <style:text-properties officeooo:rsid="0001f78a" officeooo:paragraph-rsid="0001f78a"/>
    </style:style>
    <style:style style:name="P2" style:family="paragraph" style:parent-style-name="Text_20_body">
      <style:paragraph-properties fo:text-align="start" style:justify-single-word="false"/>
      <style:text-properties officeooo:rsid="0001f78a" officeooo:paragraph-rsid="0001f78a"/>
    </style:style>
    <style:style style:name="P3" style:family="paragraph" style:parent-style-name="Text_20_body">
      <style:paragraph-properties fo:text-align="start" style:justify-single-word="false"/>
      <style:text-properties officeooo:rsid="0003a59f" officeooo:paragraph-rsid="0003a59f"/>
    </style:style>
    <style:style style:name="P4" style:family="paragraph" style:parent-style-name="Text_20_body">
      <style:paragraph-properties fo:text-align="start" style:justify-single-word="false"/>
      <style:text-properties fo:font-style="italic" fo:font-weight="bold" officeooo:rsid="0003a59f" officeooo:paragraph-rsid="0003a59f" style:font-style-asian="italic" style:font-weight-asian="bold" style:font-style-complex="italic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style="normal" fo:font-weight="normal" officeooo:rsid="0003a59f" officeooo:paragraph-rsid="0003a59f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style="normal" fo:font-weight="normal" officeooo:rsid="0003be26" officeooo:paragraph-rsid="0003be26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style="normal" fo:font-weight="normal" officeooo:rsid="00043c3b" officeooo:paragraph-rsid="00043c3b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officeooo:rsid="0003a59f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05f0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<text:span text:style-name="T4">ll</text:span>oras <text:span text:style-name="T4">Othello </text:span>(I)</text:p>
      <text:p text:style-name="P2">Si nos fixamos no código da versión anterior, vemos unha repetición de código nos métodos <text:span text:style-name="T2">testDown</text:span>,<text:span text:style-name="T2"> testUp</text:span> …. etc. Existindo moi pouca diferencia entre eles.</text:p>
      <text:p text:style-name="P2">Pasa o mesmo nos diversos bloques do método <text:span text:style-name="T2">reverse</text:span>.</text:p>
      <text:p text:style-name="P2">Sería posible, redeseñar estes métodos de xeito que se aforre moito código.</text:p>
      <text:p text:style-name="P2">Os métodos testDown, testUp … etc so se diferencian na dirección na que se mira. Esta dirección ven definida polos incrementos ou decrementos de fila e columna. Sería simple deseñar un método </text:p>
      <text:p text:style-name="P2"><text:span text:style-name="T3">private int test(Position p, int color , int dr, int dc);</text:span> onde dr e dc marcan o incremento de fila e columna respectivamente, determinando así a dirección.</text:p>
      <text:p text:style-name="P2">Por outra banda, o método <text:span text:style-name="T3">countPlay </text:span>realiza basicamente o mesmo traballo que o que facemos dentro de play, de xeito que podemos chamar a countPlay en lugar de repetir o código.</text:p>
      <text:p text:style-name="P3">Respecto a <text:span text:style-name="T3">reverse</text:span><text:span text:style-name="T5">, as diferencias únicamente están no elemento da táboa reverse que usamos (0...8) e nas direccións como o caso anterior.... <text:s/>poderíamos dividir en 2 o método, de xeito que teñamos:</text:span></text:p>
      <text:p text:style-name="P4">private void reverseAll(Position p, int color, int[] reverse);</text:p>
      <text:p text:style-name="P3"><text:span text:style-name="T5">e </text:span></text:p>
      <text:p text:style-name="P4">private void reverse(Position p, int color, int dr, int dc, int npieces);</text:p>
      <text:p text:style-name="P5">O primeiro método iría chamando ao segundo para todas as direccións posibles....</text:p>
      <text:p text:style-name="P5"/>
      <text:p text:style-name="P6">Despois de xogar un rato, se ve que o modo de introducir fila e columna é incómodo, sendo máis práctico que se poda xogar escribindo as coordenadas como 1E, 2F, 5H <text:s/>etc.</text:p>
      <text:p text:style-name="P6">Esto se arranxa fácilmente modificando o método <text:span text:style-name="T3">doMovement</text:span> da clase <text:span text:style-name="T1">Player</text:span>, de xeito que lea unha liña e recolla as dúas primeiras letras...</text:p>
      <text:p text:style-name="P7">Tamén vemos que estaría ben que en lugar de amosar a letra que indica a cor do xogador, amosara o símbolo empregado. Para eso creamos un método <text:span text:style-name="T3">strPiece(int color)</text:span> en <text:span text:style-name="T1">Board, </text:span><text:s/><text:span text:style-name="T6">e o facemos estático para que o podamos chamar sen necesidade de instanciar ou dispoñer dun obxecto Board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9:24:49.772285631</meta:creation-date>
    <dc:date>2018-11-29T20:09:57.830219372</dc:date>
    <meta:editing-duration>PT34M26S</meta:editing-duration>
    <meta:editing-cycles>4</meta:editing-cycles>
    <meta:generator>LibreOffice/6.1.3.2$Linux_X86_64 LibreOffice_project/10$Build-2</meta:generator>
    <meta:document-statistic meta:table-count="0" meta:image-count="0" meta:object-count="0" meta:page-count="1" meta:paragraph-count="15" meta:word-count="308" meta:character-count="1834" meta:non-whitespace-character-count="1536"/>
  </office:meta>
</office:document-meta>
</file>